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E7E000030E4105CE71D.svm"/>
  <manifest:file-entry manifest:media-type="" manifest:full-path="Pictures/2000000700001EB3000025EF2EA832D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reeSans" svg:font-family="FreeSans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ormatoArchivoEntrada" style:family="table">
      <style:table-properties style:width="17.59cm" table:align="margins"/>
    </style:style>
    <style:style style:name="FormatoArchivoEntrada.A" style:family="table-column">
      <style:table-column-properties style:column-width="17.59cm" style:rel-column-width="65535*"/>
    </style:style>
    <style:style style:name="FormatoArchivoEntrada.A1" style:family="table-cell">
      <style:table-cell-properties fo:padding="0.097cm" fo:border="0.002cm solid #000000"/>
    </style:style>
    <style:style style:name="ArchivoEjemploEntrada" style:family="table">
      <style:table-properties style:width="17.59cm" table:align="margins"/>
    </style:style>
    <style:style style:name="ArchivoEjemploEntrada.A" style:family="table-column">
      <style:table-column-properties style:column-width="17.59cm" style:rel-column-width="65535*"/>
    </style:style>
    <style:style style:name="ArchivoEjemploEntrada.A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Heading_20_1">
      <style:paragraph-properties fo:text-align="start" style:justify-single-word="false"/>
      <style:text-properties fo:color="#000000" style:font-name="Arial" fo:font-size="16pt" style:font-name-asian="Consolas" style:font-size-asian="16pt" style:font-name-complex="Consolas" style:font-size-complex="16pt"/>
    </style:style>
    <style:style style:name="P11" style:family="paragraph" style:parent-style-name="Master1-Layout7-blank-En-blanco_7e_LT_7e_Untertitel">
      <style:paragraph-properties fo:text-align="center" style:justify-single-word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2" style:family="paragraph" style:parent-style-name="Master1-Layout7-blank-En-blanco_7e_LT_7e_Untertitel">
      <style:paragraph-properties fo:margin-left="0.6cm" fo:margin-right="0cm" fo:margin-top="0cm" fo:margin-bottom="0cm" style:line-height-at-least="0.353cm" fo:text-align="center" style:justify-single-word="false" fo:text-indent="-0.6cm" style:auto-text-indent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12pt" style:font-size-asian="12pt" style:font-size-complex="12pt"/>
    </style:style>
    <style:style style:name="T7" style:family="text">
      <style:text-properties fo:color="#000000" style:font-name="Arial" fo:font-size="16pt" style:font-name-asian="Consolas" style:font-size-asian="16pt" style:font-name-complex="Consolas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TECNICO NORMALIZADOR EN TERCERA FORMA NORMAL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2">FABIO JULIAN BERNAL</text:p>
      <text:p text:style-name="P11">LUIS GUILLERMO CORREA</text:p>
      <text:p text:style-name="P1">CRISTHIAN LEONARDO TOLOS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RUP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 DISTRITAL FRANCISCO JOSÉ DE CALDAS</text:p>
      <text:p text:style-name="P1">ESPECIALIZACIÓN EN INGENIERÍA DE SOFTWARE</text:p>
      <text:p text:style-name="P1">FACULTAD DE INGENIERÍA</text:p>
      <text:p text:style-name="P1">BASES DE DATOS</text:p>
      <text:p text:style-name="P1">BOGOTÁ</text:p>
      <text:p text:style-name="P1">2014</text:p>
      <text:p text:style-name="P6"/>
      <text:p text:style-name="P6"/>
      <text:p text:style-name="P6"/>
      <text:p text:style-name="P6"/>
      <text:h text:style-name="Heading_20_1" text:outline-level="1"><text:soft-page-break/>1. INTRODUCCION</text:h>
      <text:p text:style-name="Text_20_body"/>
      <text:p text:style-name="Text_20_body">Este documento describe los requerimientos tecnologicos para construir y ejecutar la aplicación.</text:p>
      <text:p text:style-name="Text_20_body"/>
      <text:h text:style-name="Heading_20_1" text:outline-level="1">2. OBJETIVO</text:h>
      <text:p text:style-name="Text_20_body"/>
      <text:p text:style-name="Text_20_body">El objetivo de este documento es describir la plataforma tecnologica requerida para construir y ejecutar la aplicación software.</text:p>
      <text:p text:style-name="Text_20_body"/>
      <text:h text:style-name="Heading_20_1" text:outline-level="1">3. PLATAFORMA TECNOLOGICA</text:h>
      <text:p text:style-name="Text_20_body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4">Lenguaje</text:p>
            </table:table-cell>
            <table:table-cell table:style-name="Table1.B1" office:value-type="string">
              <text:p text:style-name="P13">Java</text:p>
            </table:table-cell>
          </table:table-row>
        </table:table-header-rows>
        <table:table-row>
          <table:table-cell table:style-name="Table1.A2" office:value-type="string">
            <text:p text:style-name="P15">JDK versión</text:p>
          </table:table-cell>
          <table:table-cell table:style-name="Table1.B2" office:value-type="string">
            <text:p text:style-name="P13">JDK 1.7 o superior</text:p>
          </table:table-cell>
        </table:table-row>
        <table:table-row>
          <table:table-cell table:style-name="Table1.A2" office:value-type="string">
            <text:p text:style-name="P15">IDE</text:p>
          </table:table-cell>
          <table:table-cell table:style-name="Table1.B2" office:value-type="string">
            <text:p text:style-name="P17">Eclipse</text:p>
          </table:table-cell>
        </table:table-row>
        <table:table-row>
          <table:table-cell table:style-name="Table1.A2" office:value-type="string">
            <text:p text:style-name="P15">SCM</text:p>
          </table:table-cell>
          <table:table-cell table:style-name="Table1.B2" office:value-type="string">
            <text:p text:style-name="P17">Git</text:p>
          </table:table-cell>
        </table:table-row>
      </table:table>
      <text:p text:style-name="Text_20_body"/>
      <text:p text:style-name="Text_20_body"/>
      <text:h text:style-name="Heading_20_1" text:outline-level="1">4. ESTRUCTURA DE CARPETAS</text:h>
      <text:p text:style-name="Text_20_body"/>
      <text:p text:style-name="Text_20_body">A continuación se describe la estructura de carpetas de la solución.</text:p>
      <text:p text:style-name="Text_20_body"/>
      <text:p text:style-name="P3"><draw:frame draw:style-name="fr1" draw:name="graphics2" text:anchor-type="paragraph" svg:x="4.734cm" svg:y="7.186cm" svg:width="7.805cm" svg:height="12.517cm" draw:z-index="1"><draw:image xlink:href="Pictures/2000000700001E7E000030E4105CE71D.svm" xlink:type="simple" xlink:show="embed" xlink:actuate="onLoad"/></draw:frame><draw:frame draw:style-name="fr1" draw:name="graphics1" text:anchor-type="paragraph" svg:x="4.867cm" svg:y="0cm" svg:width="7.858cm" svg:height="9.71cm" draw:z-index="0"><draw:image xlink:href="Pictures/2000000700001EB3000025EF2EA832DE.svm" xlink:type="simple" xlink:show="embed" xlink:actuate="onLoad"/></draw:frame><text:soft-page-break/>Figura 1. Estructura de la solución.</text:p>
      <text:p text:style-name="P3"/>
      <text:p text:style-name="P5">La carpeta <text:span text:style-name="T8">src</text:span> contiene el código fuente de la solución, dentro de este nivel se encuentra la separación lógica de la aplicación que cuenta con los siguientes paquetes.</text:p>
      <text:p text:style-name="P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6">com.normalizador.entities</text:p>
          </table:table-cell>
          <table:table-cell table:style-name="Table2.B1" office:value-type="string">
            <text:p text:style-name="P18">Contiene las entidades</text:p>
          </table:table-cell>
        </table:table-row>
        <text:soft-page-break/>
        <table:table-row>
          <table:table-cell table:style-name="Table2.A2" office:value-type="string">
            <text:p text:style-name="P16">com.normalizador.logic</text:p>
          </table:table-cell>
          <table:table-cell table:style-name="Table2.B2" office:value-type="string">
            <text:p text:style-name="P18">Contiene los componentes de lógica de negocio</text:p>
          </table:table-cell>
        </table:table-row>
        <table:table-row>
          <table:table-cell table:style-name="Table2.A2" office:value-type="string">
            <text:p text:style-name="P16">com.normalizador.ui</text:p>
          </table:table-cell>
          <table:table-cell table:style-name="Table2.B2" office:value-type="string">
            <text:p text:style-name="P18">Contiene los componentes de interfáz de usuario</text:p>
          </table:table-cell>
        </table:table-row>
        <table:table-row>
          <table:table-cell table:style-name="Table2.A2" office:value-type="string">
            <text:p text:style-name="P16">com.normalizador.util</text:p>
          </table:table-cell>
          <table:table-cell table:style-name="Table2.B2" office:value-type="string">
            <text:p text:style-name="P18">Contiene los componentes utilitarios</text:p>
          </table:table-cell>
        </table:table-row>
      </table:table>
      <text:p text:style-name="P5"/>
      <text:p text:style-name="P5">La carpeta <text:span text:style-name="T8">test </text:span><text:span text:style-name="T9">contiene el código que implementa las pruebas unitarias de la solución.</text:span></text:p>
      <text:p text:style-name="P5"><text:span text:style-name="T9">La carpeta </text:span><text:span text:style-name="T8">lib</text:span><text:span text:style-name="T9"> contiene las librerias externas utilizadas en la solución.</text:span></text:p>
      <text:p text:style-name="P5"><text:span text:style-name="T9"/></text:p>
      <text:h text:style-name="Heading_20_1" text:outline-level="1">5. ARCHIVOS DE ENTRADA</text:h>
      <text:p text:style-name="Text_20_body"/>
      <text:p text:style-name="Text_20_body">El normalizador en tercera forma normal utiliza archivos en formato XML para la entrada de datos. A continuación se describe el esquema XSD y un archivo de ejemplo XML.</text:p>
      <text:p text:style-name="Text_20_body"/>
      <table:table table:name="FormatoArchivoEntrada" table:style-name="FormatoArchivoEntrada">
        <table:table-column table:style-name="FormatoArchivoEntrada.A"/>
        <table:table-row>
          <table:table-cell table:style-name="FormatoArchivoEntrada.A1" office:value-type="string">
            <text:p text:style-name="P7"><text:span text:style-name="T1">&lt;xs:schema attributeFormDefault="unqualified" elementFormDefault="qualified" xmlns:xs="http://www.w3.org/2001/XMLSchema"&gt;<text:line-break/> <text:s/>&lt;xs:element name="root"&gt;<text:line-break/> <text:s text:c="3"/>&lt;xs:complexType&gt;<text:line-break/> <text:s text:c="5"/>&lt;xs:sequence&gt;<text:line-break/> <text:s text:c="7"/>&lt;xs:element name="attributes"&gt;<text:line-break/> <text:s text:c="9"/>&lt;xs:complexType&gt;<text:line-break/> <text:s text:c="11"/>&lt;xs:sequence&gt;<text:line-break/> <text:s text:c="13"/>&lt;xs:element type="xs:string" name="attribute" maxOccurs="unbounded" minOccurs="1"/&gt;<text:line-break/> <text:s text:c="11"/>&lt;/xs:sequence&gt;<text:line-break/> <text:s text:c="9"/>&lt;/xs:complexType&gt;<text:line-break/> <text:s text:c="7"/>&lt;/xs:element&gt;<text:line-break/> <text:s text:c="7"/>&lt;xs:element name="fds"&gt;<text:line-break/> <text:s text:c="9"/>&lt;xs:complexType&gt;<text:line-break/> <text:s text:c="11"/>&lt;xs:sequence&gt;<text:line-break/> <text:s text:c="13"/>&lt;xs:element name="fd" maxOccurs="unbounded" minOccurs="1"&gt;<text:line-break/> <text:s text:c="15"/>&lt;xs:complexType&gt;<text:line-break/> <text:s text:c="17"/>&lt;xs:sequence&gt;<text:line-break/> <text:s text:c="19"/>&lt;xs:element name="lef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 <text:s text:c="21"/>&lt;/xs:complexType&gt;<text:line-break/> <text:s text:c="19"/>&lt;/xs:element&gt;<text:line-break/> <text:s text:c="19"/>&lt;xs:element name="righ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 <text:s text:c="21"/>&lt;/xs:complexType&gt;<text:line-break/> <text:s text:c="19"/>&lt;/xs:element&gt;<text:line-break/> <text:s text:c="17"/>&lt;/xs:sequence&gt;<text:line-break/></text:span><text:soft-page-break/><text:span text:style-name="T1"> <text:s text:c="15"/>&lt;/xs:complexType&gt;<text:line-break/> <text:s text:c="13"/>&lt;/xs:element&gt;<text:line-break/> <text:s text:c="11"/>&lt;/xs:sequence&gt;<text:line-break/> <text:s text:c="9"/>&lt;/xs:complexType&gt;<text:line-break/> <text:s text:c="7"/>&lt;/xs:element&gt;<text:line-break/> <text:s text:c="5"/>&lt;/xs:sequence&gt;<text:line-break/> <text:s text:c="3"/>&lt;/xs:complexType&gt;<text:line-break/> <text:s/>&lt;/xs:element&gt;<text:line-break/>&lt;/xs:schema&gt;</text:span></text:p>
          </table:table-cell>
        </table:table-row>
      </table:table>
      <text:p text:style-name="P4"><text:span text:style-name="T6">Tabla 1. Esquema XSD archivo de entrada.</text:span><text:span text:style-name="T1"> </text:span></text:p>
      <text:p text:style-name="P4"><text:span text:style-name="T1"/></text:p>
      <text:p text:style-name="P4"><text:span text:style-name="T1"/></text:p>
      <table:table table:name="ArchivoEjemploEntrada" table:style-name="ArchivoEjemploEntrada">
        <table:table-column table:style-name="ArchivoEjemploEntrada.A"/>
        <table:table-row>
          <table:table-cell table:style-name="ArchivoEjemploEntrada.A1" office:value-type="string">
            <text:p text:style-name="P8"><text:span text:style-name="T1">&lt;</text:span><text:span text:style-name="T3">root</text:span><text:span text:style-name="T1">&gt;</text:span></text:p>
            <text:p text:style-name="P8"><text:span text:style-name="T5"><text:tab/></text:span><text:span text:style-name="T1">&lt;</text:span><text:span text:style-name="T3">attributes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8"><text:span text:style-name="T5"><text:tab/></text:span><text:span text:style-name="T1">&lt;/</text:span><text:span text:style-name="T3">attributes</text:span><text:span text:style-name="T1">&gt;</text:span></text:p>
            <text:p text:style-name="P8"><text:span text:style-name="T5"><text:tab/></text:span><text:span text:style-name="T1">&lt;</text:span><text:span text:style-name="T3">fds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oft-page-break/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oft-page-break/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/text:span><text:span text:style-name="T1">&lt;/</text:span><text:span text:style-name="T3">fds</text:span><text:span text:style-name="T1">&gt;</text:span></text:p>
            <text:p text:style-name="P9"><text:span text:style-name="T2">&lt;/</text:span><text:span text:style-name="T4">root</text:span><text:span text:style-name="T2">&gt;</text:span></text:p>
          </table:table-cell>
        </table:table-row>
      </table:table>
      <text:p text:style-name="P4"><text:span text:style-name="T6">Tabla 2. Archivo XML de entrada de ejemplo.</text:span><text:span text:style-name="T1"> </text:span></text:p>
      <text:p text:style-name="P4"><text:span text:style-name="T1"/></text:p>
      <text:h text:style-name="P10" text:outline-level="1">6. EJECUTAR APLICACIÓN</text:h>
      <text:p text:style-name="P5"><text:span text:style-name="T7"/></text:p>
      <text:p text:style-name="P5"><text:span text:style-name="T7">Para ejecutar la aplicación es necesario tener instalado Java Runtime Enviroment.</text:span></text:p>
      <text:p text:style-name="P5"><text:span text:style-name="T7"/></text:p>
      <text:p text:style-name="P5"><text:span text:style-name="T7">Los ejemplos aquí mostrados se basan en una máquina con sistema operativo Windows pero puede ser fácilmente extrapolado a cualquier sistema operativo con JRE instalado.</text:span></text:p>
      <text:p text:style-name="P5"><text:span text:style-name="T7"/></text:p>
      <text:p text:style-name="P5"><text:span text:style-name="T7">Abra una consola de comandos</text:span></text:p>
      <text:p text:style-name="P5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reeSans" svg:font-family="FreeSans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Master1-Layout7-blank-En-blanco_7e_LT_7e_Untertitel" style:display-name="Master1-Layout7-blank-En-blanco~LT~Untertitel" style:family="paragraph" style:default-outline-level="">
      <style:paragraph-properties fo:margin="100%"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" style:font-size-complex="12pt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GUILLERMO CORREA GUTIERREZ</meta:initial-creator>
    <meta:creation-date>2014-09-28T12:58:39.08</meta:creation-date>
    <dc:date>2014-09-28T13:51:30.01</dc:date>
    <dc:creator>LUIS GUILLERMO CORREA GUTIERREZ</dc:creator>
    <meta:editing-duration>PT52M54S</meta:editing-duration>
    <meta:editing-cycles>13</meta:editing-cycles>
    <meta:generator>OpenOffice/4.1.0$Win32 OpenOffice.org_project/410m18$Build-9764</meta:generator>
    <meta:document-statistic meta:table-count="4" meta:image-count="2" meta:object-count="0" meta:page-count="7" meta:paragraph-count="172" meta:word-count="466" meta:character-count="5555"/>
  </office:meta>
</office:document-meta>
</file>